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1800005D7E00001B21A19CC4F5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983cm" svg:height="4.572cm" svg:x="0.103cm" svg:y="0.1cm">
          <draw:image xlink:href="Pictures/2000011800005D7E00001B21A19CC4F5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0.51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01cm" fo:text-indent="0cm"/>
      <style:text-properties style:use-window-font-color="true" style:text-outline="false" style:text-line-through-style="none" fo:font-family="Arial" style:font-family-generic="roman" style:font-pitch="variable" fo:font-size="7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082cm" fo:text-indent="0cm"/>
      <style:text-properties fo:font-size="6.3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6cm" fo:text-indent="0cm"/>
      <style:text-properties fo:font-size="5.3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39cm" fo:text-indent="0cm"/>
      <style:text-properties fo:font-size="4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18cm" fo:text-indent="0cm"/>
      <style:text-properties fo:font-size="4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18cm" fo:text-indent="0cm"/>
      <style:text-properties fo:font-size="4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18cm" fo:text-indent="0cm"/>
      <style:text-properties fo:font-size="4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18cm" fo:text-indent="0cm"/>
      <style:text-properties fo:font-size="4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18cm" fo:text-indent="0cm"/>
      <style:text-properties fo:font-size="4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9.80000019073486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91cm" fo:page-height="4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2.886cm" svg:x="1cm" svg:y="4.477cm"/>
      <draw:page-thumbnail draw:layer="backgroundobjects" svg:width="9.294cm" svg:height="2.886cm" svg:x="1cm" svg:y="12.525cm"/>
      <draw:page-thumbnail draw:layer="backgroundobjects" svg:width="9.294cm" svg:height="2.886cm" svg:x="1cm" svg:y="20.573cm"/>
      <draw:page-thumbnail draw:layer="backgroundobjects" svg:width="9.294cm" svg:height="2.886cm" svg:x="11.295cm" svg:y="4.477cm"/>
      <draw:page-thumbnail draw:layer="backgroundobjects" svg:width="9.294cm" svg:height="2.886cm" svg:x="11.295cm" svg:y="12.525cm"/>
      <draw:page-thumbnail draw:layer="backgroundobjects" svg:width="9.294cm" svg:height="2.886cm" svg:x="11.295cm" svg:y="20.573cm"/>
    </style:handout-master>
    <style:master-page style:name="Default" style:page-layout-name="PM1" draw:style-name="Mdp1">
      <draw:frame presentation:style-name="Default-title" draw:layer="backgroundobjects" svg:width="13.761cm" svg:height="0.796cm" svg:x="0.764cm" svg:y="0.186cm" presentation:class="title" presentation:placeholder="true">
        <draw:text-box/>
      </draw:frame>
      <draw:frame presentation:style-name="Default-outline1" draw:layer="backgroundobjects" svg:width="13.761cm" svg:height="3.137cm" svg:x="0.764cm" svg:y="1.106cm" presentation:class="outline" presentation:placeholder="true">
        <draw:text-box/>
      </draw:frame>
      <draw:frame presentation:style-name="Mpr1" draw:text-style-name="MP1" draw:layer="backgroundobjects" svg:width="3.562cm" svg:height="0.325cm" svg:x="0.764cm" svg:y="4.31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4.847cm" svg:height="0.325cm" svg:x="5.229cm" svg:y="4.31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3.562cm" svg:height="0.325cm" svg:x="10.963cm" svg:y="4.319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02T03:41:37.66</meta:creation-date>
    <meta:editing-duration>PT13M26S</meta:editing-duration>
    <meta:editing-cycles>3</meta:editing-cycles>
    <dc:date>2017-02-02T03:55:00.37</dc:date>
    <meta:generator>OpenOffice/4.1.2$Win32 OpenOffice.org_project/412m3$Build-9782</meta:generator>
    <meta:document-statistic meta:object-count="24"/>
  </office:meta>
</office:document-meta>
</file>